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40000035D43B7FE728E9EED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22.176cm" draw:z-index="0"><draw:image xlink:href="Pictures/10000001000002940000035D43B7FE728E9EED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38:28.739946701</meta:creation-date>
    <dc:date>2023-10-18T10:38:31.673337658</dc:date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Linux_X86_64 LibreOffice_project/60$Build-1</meta:generator>
  </office:meta>
</office:document-meta>
</file>